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207d52" officeooo:paragraph-rsid="00207d52"/>
    </style:style>
    <style:style style:name="P2" style:family="paragraph" style:parent-style-name="Standard">
      <style:text-properties officeooo:rsid="00207d52" officeooo:paragraph-rsid="002268b2"/>
    </style:style>
    <style:style style:name="P3" style:family="paragraph" style:parent-style-name="Standard">
      <style:text-properties officeooo:rsid="002268b2" officeooo:paragraph-rsid="002268b2"/>
    </style:style>
    <style:style style:name="P4" style:family="paragraph" style:parent-style-name="Standard" style:list-style-name="L1">
      <style:text-properties officeooo:paragraph-rsid="002d0e71"/>
    </style:style>
    <style:style style:name="P5" style:family="paragraph" style:parent-style-name="Standard" style:list-style-name="L1">
      <style:text-properties officeooo:rsid="002928c8" officeooo:paragraph-rsid="002928c8"/>
    </style:style>
    <style:style style:name="P6" style:family="paragraph" style:parent-style-name="Standard" style:list-style-name="L1">
      <style:text-properties officeooo:rsid="002a1525" officeooo:paragraph-rsid="002a1525"/>
    </style:style>
    <style:style style:name="P7" style:family="paragraph" style:parent-style-name="Standard">
      <style:text-properties officeooo:rsid="00314652" officeooo:paragraph-rsid="00314652"/>
    </style:style>
    <style:style style:name="P8" style:family="paragraph" style:parent-style-name="Standard">
      <style:text-properties officeooo:rsid="00314652" officeooo:paragraph-rsid="00380574"/>
    </style:style>
    <style:style style:name="P9" style:family="paragraph" style:parent-style-name="Standard" style:list-style-name="L1">
      <style:text-properties officeooo:rsid="003aef28" officeooo:paragraph-rsid="003aef28"/>
    </style:style>
    <style:style style:name="P10" style:family="paragraph" style:parent-style-name="Standard">
      <style:text-properties fo:font-weight="bold" officeooo:rsid="002788cb" officeooo:paragraph-rsid="002788cb" style:font-weight-asian="bold" style:font-weight-complex="bold"/>
    </style:style>
    <style:style style:name="T1" style:family="text">
      <style:text-properties officeooo:rsid="002268b2"/>
    </style:style>
    <style:style style:name="T2" style:family="text">
      <style:text-properties style:text-position="super 58%"/>
    </style:style>
    <style:style style:name="T3" style:family="text">
      <style:text-properties officeooo:rsid="002d07f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88cb" style:font-weight-asian="bold" style:font-weight-complex="bold"/>
    </style:style>
    <style:style style:name="T6" style:family="text">
      <style:text-properties fo:font-weight="bold" officeooo:rsid="00314652" style:font-weight-asian="bold" style:font-weight-complex="bold"/>
    </style:style>
    <style:style style:name="T7" style:family="text">
      <style:text-properties officeooo:rsid="00354c42"/>
    </style:style>
    <style:style style:name="T8" style:family="text">
      <style:text-properties officeooo:rsid="0039f7d4"/>
    </style:style>
    <style:style style:name="T9" style:family="text">
      <style:text-properties officeooo:rsid="003aef28"/>
    </style:style>
    <style:style style:name="T10" style:family="text">
      <style:text-properties officeooo:rsid="002b808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Features that should be taken into consideration:</text:p>
      <text:list xml:id="list7976782591088190075" text:style-name="L1">
        <text:list-item>
          <text:p text:style-name="P5">Updater for the 3<text:span text:style-name="T2">rd</text:span> party software installed</text:p>
        </text:list-item>
        <text:list-item>
          <text:p text:style-name="P5">Vulnerability scanner for the 3<text:span text:style-name="T2">rd</text:span> party software or computer \ software settings in general</text:p>
        </text:list-item>
        <text:list-item>
          <text:p text:style-name="P6">Browser extension with Ad blocking support</text:p>
        </text:list-item>
        <text:list-item>
          <text:p text:style-name="P4"><text:span text:style-name="T10">Browser extension with color based hyperlink recommendation engine (like Web of Trust)</text:span></text:p>
        </text:list-item>
        <text:list-item>
          <text:p text:style-name="P9">Create “How it works” scenarios directly into GUI, it is really useful for beginner users</text:p>
        </text:list-item>
      </text:list>
      <text:p text:style-name="Standard"/>
      <text:p text:style-name="Standard"/>
      <text:p text:style-name="P8"><text:span text:style-name="T4">Other recommendations</text:span><text:span text:style-name="T5">:</text:span></text:p>
      <text:p text:style-name="P7">When using "ESET Banking &amp; Payment Protection", <text:s/>extensions (Chrome) installed by user are removed. <text:span text:style-name="T7">Some users use</text:span> password manager<text:span text:style-name="T7">s</text:span> and should <text:span text:style-name="T7">be able to</text:span> whitelist this extensions.</text:p>
      <text:p text:style-name="P7"></text:p>
      <text:p text:style-name="P7">Lots of information from <text:span text:style-name="T8">ESS </text:span>application GUI are linked to the Knowledge Base website <text:span text:style-name="T9">on-line.</text:span></text:p>
      <text:p text:style-name="P7">In <text:span text:style-name="T9">comparison</text:span> to the Kaspersky, it takes more time and is the worse design decision, <text:span text:style-name="T9">although</text:span> easier to update.</text:p>
      <text:p text:style-name="Standard"/>
      <text:p text:style-name="P1">On the download <text:span text:style-name="T1">web page</text:span> for ESS 9 <text:s/>- The "Quickstart Guide" and "User Guide" <text:span text:style-name="T1">resource</text:span> are served in Slovak language even when I have used international website. Not sure whether it is served based on IP address or it is simply mistake. </text:p>
      <text:p text:style-name="P3">Links:</text:p>
      <text:p text:style-name="P2">https://www.eset.com/int/home/smart-security/#download </text:p>
      <text:p text:style-name="P1"><text:a xlink:type="simple" xlink:href="http://download.eset.com/manuals/eset_ess_9_quickstartguide_sky.pdf">http://download.eset.com/manuals/eset_ess_9_quickstartguide_sky.pdf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3:06:50.280274884</meta:creation-date>
    <meta:generator>LibreOffice/4.2.8.2$Linux_X86_64 LibreOffice_project/420m0$Build-2</meta:generator>
    <dc:date>2016-09-14T13:26:08.721064057</dc:date>
    <meta:editing-duration>PT16M11S</meta:editing-duration>
    <meta:editing-cycles>26</meta:editing-cycles>
    <meta:document-statistic meta:table-count="0" meta:image-count="0" meta:object-count="0" meta:page-count="1" meta:paragraph-count="15" meta:word-count="175" meta:character-count="1182" meta:non-whitespace-character-count="1019"/>
  </office:meta>
</office:document-meta>
</file>